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4.8pt"/>
    </style:style>
    <style:style style:name="co3" style:family="table-column">
      <style:table-column-properties fo:break-before="auto" style:column-width="128.55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6.7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Checklis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45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45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ão&quot;" style:apply-style-name="ConditionalStyle_5f_1" style:base-cell-address="Checklist.E7"/>
    </style:style>
    <style:style style:name="ce2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45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;&quot;4&quot;;&quot;5&quot;)" table:allow-empty-cell="true" table:display-list="unsorted" table:base-cell-address="Checklist.D7">
          <table:help-message table:display="true">
            <text:p>Clique e insira um valor de 0 a 5</text:p>
          </table:help-message>
          <table:error-message table:message-type="stop" table:display="true"/>
        </table:content-validation>
        <table:content-validation table:name="val2" table:condition="of:cell-content-is-in-list(&quot;Sim&quot;;&quot;Não&quot;)" table:allow-empty-cell="true" table:display-list="unsorted" table:base-cell-address="Checklist.E7">
          <table:error-message table:message-type="stop" table:display="true"/>
        </table:content-validation>
      </table:content-validations>
      <table:table table:name="Check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table:number-columns-spanned="27" table:number-rows-spanned="1"/>
          <table:covered-table-cell table:number-columns-repeated="25" table:style-name="ce3"/>
          <table:covered-table-cell table:style-name="ce34"/>
          <table:table-cell table:number-columns-repeated="997"/>
        </table:table-row>
        <table:table-row table:style-name="ro1">
          <table:table-cell table:style-name="ce1"/>
          <table:table-cell table:style-name="ce4"/>
          <table:table-cell table:style-name="ce13"/>
          <table:table-cell table:style-name="ce21" table:number-columns-repeated="4"/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/>
          <table:table-cell table:style-name="ce1" table:number-columns-spanned="2" table:number-rows-spanned="4"/>
          <table:covered-table-cell table:style-name="ce14"/>
          <table:table-cell table:style-name="ce22" office:value-type="string" calcext:value-type="string" table:number-columns-spanned="1" table:number-rows-spanned="4">
            <text:p>Peso</text:p>
          </table:table-cell>
          <table:table-cell table:style-name="ce26" office:value-type="string" calcext:value-type="string" table:number-columns-spanned="1" table:number-rows-spanned="4">
            <text:p>Ferramenta 1</text:p>
          </table:table-cell>
          <table:table-cell table:style-name="ce26" office:value-type="string" calcext:value-type="string" table:number-columns-spanned="1" table:number-rows-spanned="4">
            <text:p>Ferramenta 2</text:p>
          </table:table-cell>
          <table:table-cell table:style-name="ce31" office:value-type="string" calcext:value-type="string" table:number-columns-spanned="1" table:number-rows-spanned="4">
            <text:p>Ferramenta 3</text:p>
          </table:table-cell>
          <table:table-cell table:style-name="ce32"/>
          <table:table-cell table:style-name="ce1" table:number-columns-repeated="12"/>
          <table:table-cell table:style-name="ce33" table:number-columns-spanned="7" table:number-rows-spanned="178"/>
          <table:covered-table-cell table:number-columns-repeated="6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style-name="ce15"/>
          <table:covered-table-cell table:number-columns-repeated="4" table:style-name="ce2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style-name="ce15"/>
          <table:covered-table-cell table:number-columns-repeated="4" table:style-name="ce2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2">
          <table:table-cell table:style-name="ce1"/>
          <table:covered-table-cell table:style-name="ce6"/>
          <table:covered-table-cell table:style-name="ce16"/>
          <table:covered-table-cell table:number-columns-repeated="4" table:style-name="ce24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A mesma stack do projeto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Teste app mobile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Teste website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Teste API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Teste desktop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Teste banco de dados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Teste batch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Fácil escrita de testes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Inserção de massa de dados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Relatórios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Integração com DevOps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Possibilidade de customização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Homologação na empresa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Ferramenta paga?</text:p>
          </table:table-cell>
          <table:covered-table-cell table:style-name="ce17"/>
          <table:table-cell table:style-name="ce25" table:content-validation-name="val1"/>
          <table:table-cell table:style-name="ce27" table:content-validation-name="val2" table:number-columns-repeated="3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8" table:number-columns-spanned="5" table:number-rows-spanned="1"/>
          <table:covered-table-cell table:number-columns-repeated="4"/>
          <table:table-cell/>
          <table:table-cell table:style-name="ce1" table:number-columns-repeated="13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Total de positivos</text:p>
          </table:table-cell>
          <table:covered-table-cell table:style-name="ce18"/>
          <table:covered-table-cell table:style-name="ce17"/>
          <table:table-cell table:style-name="ce28" table:formula="of:=COUNTIF([.E7:.E20]; &quot;Sim&quot;)" office:value-type="float" office:value="0" calcext:value-type="float">
            <text:p>0</text:p>
          </table:table-cell>
          <table:table-cell table:style-name="ce28" table:formula="of:=COUNTIF([.F7:.F20]; &quot;Sim&quot;)" office:value-type="float" office:value="0" calcext:value-type="float">
            <text:p>0</text:p>
          </table:table-cell>
          <table:table-cell table:style-name="ce28" table:formula="of:=COUNTIF([.G7:.G20]; &quot;Sim&quot;)" office:value-type="float" office:value="0" calcext:value-type="float">
            <text:p>0</text:p>
          </table:table-cell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10" office:value-type="string" calcext:value-type="string" table:number-columns-spanned="3" table:number-rows-spanned="1">
            <text:p>Total de negativos</text:p>
          </table:table-cell>
          <table:covered-table-cell table:style-name="ce18"/>
          <table:covered-table-cell table:style-name="ce17"/>
          <table:table-cell table:style-name="ce29" table:formula="of:=COUNTIF([.E7:.E20]; &quot;Não&quot;)" office:value-type="float" office:value="0" calcext:value-type="float">
            <text:p>0</text:p>
          </table:table-cell>
          <table:table-cell table:style-name="ce29" table:formula="of:=COUNTIF([.F7:.F20]; &quot;Não&quot;)" office:value-type="float" office:value="0" calcext:value-type="float">
            <text:p>0</text:p>
          </table:table-cell>
          <table:table-cell table:style-name="ce29" table:formula="of:=COUNTIF([.G7:.G20]; &quot;Não&quot;)" office:value-type="float" office:value="0" calcext:value-type="float">
            <text:p>0</text:p>
          </table:table-cell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1" table:number-columns-repeated="6"/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Soma do total de positivos</text:p>
          </table:table-cell>
          <table:covered-table-cell table:style-name="ce18"/>
          <table:covered-table-cell table:style-name="ce17"/>
          <table:table-cell table:style-name="ce28" table:formula="of:=SUMIF([.E7:.E20]; &quot;Sim&quot;; [.$D7:.$D20])" office:value-type="float" office:value="0" calcext:value-type="float">
            <text:p>0</text:p>
          </table:table-cell>
          <table:table-cell table:style-name="ce28" table:formula="of:=SUMIF([.F7:.F20]; &quot;Sim&quot;; [.$D7:.$D20])" office:value-type="float" office:value="0" calcext:value-type="float">
            <text:p>0</text:p>
          </table:table-cell>
          <table:table-cell table:style-name="ce28" table:formula="of:=SUMIF([.G7:.G20]; &quot;Sim&quot;; [.$D7:.$D20])" office:value-type="float" office:value="0" calcext:value-type="float">
            <text:p>0</text:p>
          </table:table-cell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10" office:value-type="string" calcext:value-type="string" table:number-columns-spanned="3" table:number-rows-spanned="1">
            <text:p>Soma do total de negativos</text:p>
          </table:table-cell>
          <table:covered-table-cell table:style-name="ce18"/>
          <table:covered-table-cell table:style-name="ce17"/>
          <table:table-cell table:style-name="ce29" table:formula="of:=SUMIF([.E7:.E20]; &quot;Não&quot;; [.$D7:.$D20])" office:value-type="float" office:value="0" calcext:value-type="float">
            <text:p>0</text:p>
          </table:table-cell>
          <table:table-cell table:style-name="ce29" table:formula="of:=SUMIF([.F7:.F20]; &quot;Não&quot;; [.$D7:.$D20])" office:value-type="float" office:value="0" calcext:value-type="float">
            <text:p>0</text:p>
          </table:table-cell>
          <table:table-cell table:style-name="ce29" table:formula="of:=SUMIF([.G7:.G20]; &quot;Não&quot;; [.$D7:.$D20])" office:value-type="float" office:value="0" calcext:value-type="float">
            <text:p>0</text:p>
          </table:table-cell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11" table:number-columns-spanned="6" table:number-rows-spanned="1"/>
          <table:covered-table-cell table:number-columns-repeated="4"/>
          <table:covered-table-cell table:style-name="ce15"/>
          <table:table-cell table:style-name="ce1" table:number-columns-repeated="13"/>
          <table:covered-table-cell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12" office:value-type="string" calcext:value-type="string" table:number-columns-spanned="3" table:number-rows-spanned="1">
            <text:p>Resultado das somas</text:p>
          </table:table-cell>
          <table:covered-table-cell table:style-name="ce18"/>
          <table:covered-table-cell table:style-name="ce17"/>
          <table:table-cell table:style-name="ce30" table:formula="of:=[.E25]-[.E26]" office:value-type="float" office:value="0" calcext:value-type="float">
            <text:p>0</text:p>
          </table:table-cell>
          <table:table-cell table:style-name="ce30" table:formula="of:=[.F25]-[.F26]" office:value-type="float" office:value="0" calcext:value-type="float">
            <text:p>0</text:p>
          </table:table-cell>
          <table:table-cell table:style-name="ce30" table:formula="of:=[.G25]-[.G26]" office:value-type="float" office:value="0" calcext:value-type="float">
            <text:p>0</text:p>
          </table:table-cell>
          <table:table-cell table:style-name="ce32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4" table:number-columns-repeated="6"/>
          <table:table-cell table:style-name="ce1" table:number-columns-repeated="13"/>
          <table:covered-table-cell table:number-columns-repeated="7"/>
          <table:table-cell table:number-columns-repeated="997"/>
        </table:table-row>
        <table:table-row table:style-name="ro1">
          <table:table-cell table:style-name="ce1"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style-name="ce1"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style-name="ce1"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style-name="ce1"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style-name="ce1"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style-name="ce1"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style-name="ce1"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style-name="ce1"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1" table:number-columns-spanned="7" table:number-rows-spanned="127"/>
          <table:covered-table-cell table:number-columns-repeated="5" table:style-name="ce19"/>
          <table:covered-table-cell table:style-name="ce14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5"/>
          <table:covered-table-cell table:number-columns-repeated="5"/>
          <table:covered-table-cell table:style-name="ce15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covered-table-cell table:style-name="ce6"/>
          <table:covered-table-cell table:number-columns-repeated="5" table:style-name="ce20"/>
          <table:covered-table-cell table:style-name="ce16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2"/>
          <table:covered-table-cell table:number-columns-repeated="7"/>
          <table:table-cell table:number-columns-repeated="997"/>
        </table:table-row>
        <table:table-row table:style-name="ro1" table:number-rows-repeated="828">
          <table:table-cell table:style-name="ce1"/>
          <table:table-cell table:number-columns-repeated="7"/>
          <table:table-cell table:style-name="ce1" table:number-columns-repeated="12"/>
          <table:table-cell table:number-columns-repeated="1004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hecklist.E7:Checklist.G20">
            <calcext:condition calcext:apply-style-name="ConditionalStyle_1" calcext:value="=&quot;Não&quot;" calcext:base-cell-address="Checklist.E7"/>
          </calcext:conditional-format>
          <calcext:conditional-format calcext:target-range-address="Checklist.E7:Checklist.G20">
            <calcext:condition calcext:apply-style-name="ConditionalStyle_2" calcext:value="=&quot;Sim&quot;" calcext:base-cell-address="Checklist.E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a9999"/>
      <style:text-properties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b7e1cd"/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LibreOfficeDev/6.0.5.2$Linux_X86_64 LibreOffice_project/</meta:generator>
  </office:meta>
</office:document-meta>
</file>